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25-09-30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25-09-30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25-06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20-09-1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20-09-1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20-09-1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9-09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8-09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7-09-1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6-05-1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5-06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4-06-0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3-09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3-04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2-09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2-06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1-09-2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1-06-0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0-10-1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10-04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9-10-2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9-07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9-04-0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8-10-1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8-07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8-04-0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7-10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7-07-3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7-04-1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6-10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6-07-2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6-04-11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5-10-1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5-07-1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5-04-1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4-11-1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4-07-1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200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199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199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199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199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199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199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199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199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199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1996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6</text:p>
          </table:table-cell>
          <table:table-cell office:value-type="string" calcext:value-type="string">
            <text:p>WELL 5, West Forks Plt, ME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